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1/12/08</text:p>
      <text:p text:style-name="P9">Last Update: 04/28/12 (Valid for 2.21stable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34524961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34535602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 1 current (%O2, %He)</text:p>
      <text:p text:style-name="P9">Byte 21-22:</text:p>
      <text:p text:style-name="P9">Gas 2 current (%O2, %He)</text:p>
      <text:p text:style-name="P9">Byte 23-24:</text:p>
      <text:p text:style-name="P9">Gas 3 current (%O2, %He)</text:p>
      <text:p text:style-name="P9">Byte 25-26:</text:p>
      <text:p text:style-name="P9">Gas 4 current (%O2, %He)</text:p>
      <text:p text:style-name="P9">Byte 27-28:</text:p>
      <text:p text:style-name="P9">Gas 5 current (%O2, %He)</text:p>
      <text:p text:style-name="P9">Byte 29-30:</text:p>
      <text:p text:style-name="P9"><text:soft-page-break/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9"/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Deco type used for this dive: (0=ZH-L16 OC, 1=Gauge, 2=ZH-L16 CC, 3=Apnoe 4=L16-GF OC, 5=L16-GF CC, 6=PSCR-GF )</text:p>
      <text:p text:style-name="P9">Byte 52-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0=No Alarm</text:p>
      <text:p text:style-name="P9">1=SLOW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unused</text:p>
      <text:p text:style-name="P9"><text:soft-page-break/></text:p>
      <text:p text:style-name="P9"><text:span text:style-name="T4">Extended Information</text:span> will be stored strictly in the following order (future extensions will append at the end of the list for compatibility reasons!):</text:p>
      <text:list xml:id="list34538025" text:style-name="L3">
        <text:list-item>
          <text:p text:style-name="P25">EventByte (1 byte)</text:p>
        </text:list-item>
        <text:list-item>
          <text:p text:style-name="P25">ManualGasSet: new Values for Gas 6 (2 bytes: byte1=O2%, byte2=He%)</text:p>
        </text:list-item>
        <text:list-item>
          <text:p text:style-name="P25">Gas Change (1 byte: current Gas#)</text:p>
        </text:list-item>
        <text:list-item>
          <text:p text:style-name="P25">Temperature in 0.1°C (2 bytes: LOW:HIGH)</text:p>
        </text:list-item>
        <text:list-item>
          <text:p text:style-name="P27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5">GF value (1Byte: GF value in %)</text:p>
        </text:list-item>
        <text:list-item>
          <text:p text:style-name="P25">ppO2 Sensor Values (according to header information, t.b.d)</text:p>
        </text:list-item>
        <text:list-item>
          <text:p text:style-name="P25">Deco Debug (according to header information)</text:p>
        </text:list-item>
        <text:list-item>
          <text:p text:style-name="P27">CNS value (1Byte: CNS value in %)</text:p>
        </text:list-item>
        <text:list-item>
          <text:p text:style-name="P27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34533565" text:style-name="L4">
        <text:list-item>
          <text:p text:style-name="P26">First sample# is 1</text:p>
        </text:list-item>
        <text:list-item>
          <text:p text:style-name="P26">if divisor == 0 the information will never appear</text:p>
        </text:list-item>
        <text:list-item>
          <text:p text:style-name="P26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<text:soft-page-break/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<text:soft-page-break/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oft-page-break/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<text:soft-page-break/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-128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oft-page-break/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<text:soft-page-break/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05-28T15:03:55.42</dc:date>
    <meta:editing-duration>PT01H29M12S</meta:editing-duration>
    <meta:editing-cycles>15</meta:editing-cycles>
    <meta:generator>OpenOffice.org/3.2$Win32 OpenOffice.org_project/320m18$Build-9502</meta:generator>
    <meta:document-statistic meta:table-count="1" meta:image-count="1" meta:object-count="0" meta:page-count="11" meta:paragraph-count="432" meta:word-count="2739" meta:character-count="16272"/>
  </office:meta>
</office:document-meta>
</file>